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90C1B0E5E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03cm" svg:stroke-color="#4c4c4c" draw:marker-start-width="0.503cm" draw:marker-end-width="0.503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2.286cm" svg:x="1.381cm" svg:y="1.762cm">
          <text:p text:style-name="P1">Source cod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2.286cm" svg:x="6.715cm" svg:y="1.762cm">
          <text:p text:style-name="P1">Buil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2.286cm" svg:x="11.922cm" svg:y="1.762cm">
          <text:p text:style-name="P1">Apply </text:p>
          <text:p text:style-name="P1">configur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2.286cm" svg:x="17.002cm" svg:y="1.762cm">
          <text:p text:style-name="P1">Releas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2.286cm" svg:x="22.209cm" svg:y="1.762cm">
          <text:p text:style-name="P1">Run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445cm" svg:y1="2.905cm" svg:x2="6.842cm" svg:y2="2.905cm">
          <text:p/>
        </draw:line>
        <draw:line draw:style-name="gr2" draw:text-style-name="P1" draw:layer="layout" svg:x1="10.779cm" svg:y1="2.905cm" svg:x2="12.049cm" svg:y2="2.905cm">
          <text:p/>
        </draw:line>
        <draw:line draw:style-name="gr2" draw:text-style-name="P1" draw:layer="layout" svg:x1="15.986cm" svg:y1="2.905cm" svg:x2="17.129cm" svg:y2="2.905cm">
          <text:p/>
        </draw:line>
        <draw:line draw:style-name="gr2" draw:text-style-name="P1" draw:layer="layout" svg:x1="21.066cm" svg:y1="2.905cm" svg:x2="22.336cm" svg:y2="2.905cm">
          <text:p/>
        </draw:line>
        <draw:frame draw:style-name="gr3" draw:text-style-name="P1" draw:layer="layout" svg:width="3.536cm" svg:height="3.46cm" svg:x="12.176cm" svg:y="4.271cm">
          <draw:image xlink:href="Pictures/100002010000019000000190C1B0E5E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702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cm" fo:page-width="26.67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9T10:22:26.803522054</meta:creation-date>
    <dc:date>2015-01-19T10:30:55.863002782</dc:date>
    <meta:editing-duration>PT14S</meta:editing-duration>
    <meta:editing-cycles>2</meta:editing-cycles>
    <meta:generator>LibreOffice/4.2.7.2$Linux_X86_64 LibreOffice_project/420m0$Build-2</meta:generator>
    <meta:document-statistic meta:object-count="10"/>
  </office:meta>
</office:document-meta>
</file>